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307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 fo:border="0.06pt solid #c0c0c0" style:vertical-align="top"/>
      <style:paragraph-properties fo:text-align="start" fo:margin-left="0in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 style:data-style-name="N84">
      <style:table-cell-properties fo:background-color="#ff420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420e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1" style:family="table-cell" style:parent-style-name="Default" style:data-style-name="N84">
      <style:table-cell-properties style:text-align-source="fix" style:repeat-content="false" fo:border="0.06pt solid #c0c0c0" style:vertical-align="top"/>
      <style:paragraph-properties fo:text-align="start" fo:margin-left="0in"/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fo:background-color="#ff420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420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Fall 2013" table:style-name="ta1">
        <table:table-column table:style-name="co1" table:default-cell-style-name="ce2"/>
        <table:table-column table:style-name="co1" table:default-cell-style-name="ce7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/IT 490 WD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Fall 2013, Rachel J. Morri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5:30 pm – 6:45 pm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Classes begin on August 19th and end on December 6th. </text:p>
          </table:table-cell>
          <table:covered-table-cell table:number-columns-repeated="2"/>
          <table:table-cell/>
        </table:table-row>
        <table:table-row table:style-name="ro2">
          <table:table-cell table:style-name="ce1" office:value-type="string" table:number-columns-spanned="3" table:number-rows-spanned="1">
            <text:p>Final exam is Tuesday, Dec. 10, 5:45-7:45 p.m.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8" office:value-type="float" office:value="1">
            <text:p>1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3">
          <table:table-cell table:style-name="ce4" office:value-type="date" office:date-value="2013-08-20">
            <text:p>2013-08-20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Syllabus</text:p>
            <text:p>Class Website</text:p>
            <text:p>Discuss group project</text:p>
            <text:p>Lecture: Intro to Web Development</text:p>
          </table:table-cell>
          <table:table-cell table:style-name="ce4"/>
        </table:table-row>
        <table:table-row table:style-name="ro4">
          <table:table-cell table:style-name="ce4" table:formula="of:=[.A8]+2" office:value-type="date" office:date-value="2013-08-22">
            <text:p>2013-08-22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Organize into Groups</text:p>
            <text:p>Discuss group project, expectations</text:p>
            <text:p>Lecture: Project Management Methods</text:p>
          </table:table-cell>
          <table:table-cell table:style-name="ce4" office:value-type="string">
            <text:p>Group info due (in-class)</text:p>
          </table:table-cell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7]+1" office:value-type="float" office:value="2">
            <text:p>2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3">
          <table:table-cell table:style-name="ce4" table:formula="of:=[.A8]+7" office:value-type="date" office:date-value="2013-08-27">
            <text:p>2013-08-27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BitBucket and Git (How To), </text:p>
            <text:p>Navigating your File System via Terminal</text:p>
            <text:p>Lecture: Intro to Web Development</text:p>
            <text:p>Lecture: HTML</text:p>
          </table:table-cell>
          <table:table-cell table:style-name="ce4"/>
        </table:table-row>
        <table:table-row table:style-name="ro5">
          <table:table-cell table:style-name="ce4" table:formula="of:=[.A9]+7" office:value-type="date" office:date-value="2013-08-29">
            <text:p>2013-08-29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HTML</text:p>
            <text:p>In-Class Work: Personal Project 1</text:p>
          </table:table-cell>
          <table:table-cell table:style-name="ce4" office:value-type="string">
            <text:p>Project Plan due</text:p>
            <text:p><text:span text:style-name="T1">Sprint 1 Plan due</text:span></text:p>
          </table:table-cell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11]+1" office:value-type="float" office:value="3">
            <text:p>3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12]+7" office:value-type="date" office:date-value="2013-09-03">
            <text:p>2013-09-03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HTML</text:p>
          </table:table-cell>
          <table:table-cell table:style-name="ce4" office:value-type="string">
            <text:p>Personal Project 1 due</text:p>
          </table:table-cell>
        </table:table-row>
        <table:table-row table:style-name="ro5">
          <table:table-cell table:style-name="ce4" table:formula="of:=[.A13]+7" office:value-type="date" office:date-value="2013-09-05">
            <text:p>2013-09-05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CSS</text:p>
            <text:p><text:span text:style-name="T1">In-Class Work: Personal Project 2</text:span>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15]+1" office:value-type="float" office:value="4">
            <text:p>4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3">
          <table:table-cell table:style-name="ce4" table:formula="of:=[.A16]+7" office:value-type="date" office:date-value="2013-09-10">
            <text:p>2013-09-10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CSS</text:p>
          </table:table-cell>
          <table:table-cell table:style-name="ce4" office:value-type="string">
            <text:p><text:span text:style-name="T1">Personal Project 2 due</text:span></text:p>
            <text:p>Sprint 1 Over</text:p>
            <text:p>Postmortem due</text:p>
            <text:p>Showcase</text:p>
          </table:table-cell>
        </table:table-row>
        <table:table-row table:style-name="ro5">
          <table:table-cell table:style-name="ce4" table:formula="of:=[.A17]+7" office:value-type="date" office:date-value="2013-09-12">
            <text:p>2013-09-12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CSS</text:p>
            <text:p><text:span text:style-name="T1">In-Class Work: Personal Project 3</text:span></text:p>
          </table:table-cell>
          <table:table-cell table:style-name="ce4" office:value-type="string">
            <text:p>Sprint 2 Plan due</text:p>
          </table:table-cell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19]+1" office:value-type="float" office:value="5">
            <text:p>5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20]+7" office:value-type="date" office:date-value="2013-09-17">
            <text:p>2013-09-17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Apache</text:p>
          </table:table-cell>
          <table:table-cell table:style-name="ce4" office:value-type="string">
            <text:p>Personal Project 3 due</text:p>
          </table:table-cell>
        </table:table-row>
        <table:table-row table:style-name="ro5">
          <table:table-cell table:style-name="ce4" table:formula="of:=[.A21]+7" office:value-type="date" office:date-value="2013-09-19">
            <text:p>2013-09-19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PHP</text:p>
            <text:p>In-Class Work: Personal Project 4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23]+1" office:value-type="float" office:value="6">
            <text:p>6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24]+7" office:value-type="date" office:date-value="2013-09-24">
            <text:p>2013-09-24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PHP</text:p>
          </table:table-cell>
          <table:table-cell table:style-name="ce4" office:value-type="string">
            <text:p>Personal Project 4 due</text:p>
          </table:table-cell>
        </table:table-row>
        <table:table-row table:style-name="ro5">
          <table:table-cell table:style-name="ce4" table:formula="of:=[.A25]+7" office:value-type="date" office:date-value="2013-09-26">
            <text:p>2013-09-26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Midterm Exam Review</text:p>
            <text:p><text:span text:style-name="T1">In-Class Work: Personal Project 5</text:span>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27]+1" office:value-type="float" office:value="7">
            <text:p>7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28]+7" office:value-type="date" office:date-value="2013-10-01">
            <text:p>2013-10-01</text:p>
          </table:table-cell>
          <table:table-cell table:style-name="ce4" office:value-type="string">
            <text:p>Tuesday</text:p>
          </table:table-cell>
          <table:table-cell table:style-name="ce11" office:value-type="string">
            <text:p>In-Class Work: Personal Project 6</text:p>
          </table:table-cell>
          <table:table-cell table:style-name="ce4" office:value-type="string">
            <text:p>Personal Project 5 due</text:p>
          </table:table-cell>
        </table:table-row>
        <table:table-row table:style-name="ro1">
          <table:table-cell table:style-name="ce4" table:formula="of:=[.A29]+7" office:value-type="date" office:date-value="2013-10-03">
            <text:p>2013-10-03</text:p>
          </table:table-cell>
          <table:table-cell table:style-name="ce4" office:value-type="string">
            <text:p>Thursday</text:p>
          </table:table-cell>
          <table:table-cell table:style-name="ce12" office:value-type="string">
            <text:p>Midterm Exam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31]+1" office:value-type="float" office:value="8">
            <text:p>8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3">
          <table:table-cell table:style-name="ce4" table:formula="of:=[.A32]+7" office:value-type="date" office:date-value="2013-10-08">
            <text:p>2013-10-08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CakePHP</text:p>
          </table:table-cell>
          <table:table-cell table:style-name="ce4" office:value-type="string">
            <text:p><text:span text:style-name="T1">Personal Project 6 due</text:span></text:p>
            <text:p>Sprint 2 Over</text:p>
            <text:p><text:span text:style-name="T1">Postmortem due</text:span></text:p>
            <text:p><text:span text:style-name="T1">Showcase</text:span></text:p>
          </table:table-cell>
        </table:table-row>
        <table:table-row table:style-name="ro5">
          <table:table-cell table:style-name="ce4" table:formula="of:=[.A33]+7" office:value-type="date" office:date-value="2013-10-10">
            <text:p>2013-10-10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CakePHP</text:p>
            <text:p><text:span text:style-name="T1">In-Class Work: Personal Project 7</text:span></text:p>
          </table:table-cell>
          <table:table-cell table:style-name="ce4" office:value-type="string">
            <text:p>Sprint 3 Plan due</text:p>
          </table:table-cell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35]+1" office:value-type="float" office:value="9">
            <text:p>9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2">
          <table:table-cell table:style-name="ce4" table:formula="of:=[.A36]+7" office:value-type="date" office:date-value="2013-10-15">
            <text:p>2013-10-15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CakePHP</text:p>
          </table:table-cell>
          <table:table-cell table:style-name="ce4" office:value-type="string">
            <text:p>Personal Project 7 due</text:p>
          </table:table-cell>
        </table:table-row>
        <table:table-row table:style-name="ro5">
          <table:table-cell table:style-name="ce4" table:formula="of:=[.A40]+2" office:value-type="date" office:date-value="2013-10-17">
            <text:p>2013-10-17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CakePHP</text:p>
            <text:p><text:span text:style-name="T1">In-Class Work: Personal Project 8</text:span>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39]+1" office:value-type="float" office:value="10">
            <text:p>10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40]+7" office:value-type="date" office:date-value="2013-10-22">
            <text:p>2013-10-22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MySQL &amp; Databases</text:p>
          </table:table-cell>
          <table:table-cell table:style-name="ce4" office:value-type="string">
            <text:p>Personal Project 8 due</text:p>
          </table:table-cell>
        </table:table-row>
        <table:table-row table:style-name="ro5">
          <table:table-cell table:style-name="ce4" table:formula="of:=[.A41]+7" office:value-type="date" office:date-value="2013-10-24">
            <text:p>2013-10-24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MySQL &amp; Databases</text:p>
            <text:p><text:span text:style-name="T1">In-Class Work: Personal Project 9</text:span>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43]+1" office:value-type="float" office:value="11">
            <text:p>11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44]+7" office:value-type="date" office:date-value="2013-10-29">
            <text:p>2013-10-29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MySQL &amp; Databases</text:p>
          </table:table-cell>
          <table:table-cell table:style-name="ce4" office:value-type="string">
            <text:p>Personal Project 9 due</text:p>
          </table:table-cell>
        </table:table-row>
        <table:table-row table:style-name="ro5">
          <table:table-cell table:style-name="ce4" table:formula="of:=[.A45]+7" office:value-type="date" office:date-value="2013-10-31">
            <text:p>2013-10-31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MySQL &amp; Databases</text:p>
            <text:p><text:span text:style-name="T1">In-Class Work: Personal Project 10</text:span>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47]+1" office:value-type="float" office:value="12">
            <text:p>12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3">
          <table:table-cell table:style-name="ce4" table:formula="of:=[.A48]+7" office:value-type="date" office:date-value="2013-11-05">
            <text:p>2013-11-05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JavaScript</text:p>
          </table:table-cell>
          <table:table-cell table:style-name="ce4" office:value-type="string">
            <text:p><text:span text:style-name="T1">Personal Project 10 due</text:span></text:p>
            <text:p>Sprint 3 Over</text:p>
            <text:p><text:span text:style-name="T1">Postmortem due</text:span></text:p>
            <text:p><text:span text:style-name="T1">Showcase</text:span></text:p>
          </table:table-cell>
        </table:table-row>
        <table:table-row table:style-name="ro5">
          <table:table-cell table:style-name="ce4" table:formula="of:=[.A49]+7" office:value-type="date" office:date-value="2013-11-07">
            <text:p>2013-11-07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JavaScript</text:p>
            <text:p><text:span text:style-name="T1">In-Class Work: Personal Project 11</text:span></text:p>
          </table:table-cell>
          <table:table-cell table:style-name="ce4" office:value-type="string">
            <text:p>Sprint 4 Plan due</text:p>
          </table:table-cell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51]+1" office:value-type="float" office:value="13">
            <text:p>13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2">
          <table:table-cell table:style-name="ce4" table:formula="of:=[.A52]+7" office:value-type="date" office:date-value="2013-11-12">
            <text:p>2013-11-12</text:p>
          </table:table-cell>
          <table:table-cell table:style-name="ce4" office:value-type="string">
            <text:p>Tuesday</text:p>
          </table:table-cell>
          <table:table-cell office:value-type="string">
            <text:p>Lecture: JavaScript &amp; Jquery</text:p>
          </table:table-cell>
          <table:table-cell table:style-name="ce4" office:value-type="string">
            <text:p>Personal Project 11 due</text:p>
          </table:table-cell>
        </table:table-row>
        <table:table-row table:style-name="ro5">
          <table:table-cell table:style-name="ce4" table:formula="of:=[.A53]+7" office:value-type="date" office:date-value="2013-11-14">
            <text:p>2013-11-14</text:p>
          </table:table-cell>
          <table:table-cell table:style-name="ce4" office:value-type="string">
            <text:p>Thursday</text:p>
          </table:table-cell>
          <table:table-cell office:value-type="string">
            <text:p>Lecture: JavaScript &amp; Jquery</text:p>
            <text:p><text:span text:style-name="T1">In-Class Work: Personal Project 12</text:span>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55]+1" office:value-type="float" office:value="14">
            <text:p>14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2">
          <table:table-cell table:style-name="ce4" table:formula="of:=[.A56]+7" office:value-type="date" office:date-value="2013-11-19">
            <text:p>2013-11-19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Lecture: JavaScript, Jquery, &amp; AJAX</text:p>
          </table:table-cell>
          <table:table-cell table:style-name="ce4" office:value-type="string">
            <text:p>Personal Project 12 due</text:p>
          </table:table-cell>
        </table:table-row>
        <table:table-row table:style-name="ro2">
          <table:table-cell table:style-name="ce4" table:formula="of:=[.A57]+7" office:value-type="date" office:date-value="2013-11-21">
            <text:p>2013-11-21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Lecture: JavaScript, Jquery, &amp; AJAX</text:p>
          </table:table-cell>
          <table:table-cell table:style-name="ce4"/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59]+1" office:value-type="float" office:value="15">
            <text:p>15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60]+7" office:value-type="date" office:date-value="2013-11-26">
            <text:p>2013-11-26</text:p>
          </table:table-cell>
          <table:table-cell table:style-name="ce4" office:value-type="string">
            <text:p>Tuesday</text:p>
          </table:table-cell>
          <table:table-cell table:style-name="ce12" office:value-type="string">
            <text:p>Thanksgiving Holiday</text:p>
          </table:table-cell>
          <table:table-cell table:style-name="ce4"/>
        </table:table-row>
        <table:table-row table:style-name="ro1">
          <table:table-cell table:style-name="ce4" table:formula="of:=[.A61]+7" office:value-type="date" office:date-value="2013-11-28">
            <text:p>2013-11-28</text:p>
          </table:table-cell>
          <table:table-cell table:style-name="ce4" office:value-type="string">
            <text:p>Thursday</text:p>
          </table:table-cell>
          <table:table-cell table:style-name="ce12" office:value-type="string">
            <text:p>Thanksgiving Holiday</text:p>
          </table:table-cell>
          <table:table-cell table:style-name="ce4"/>
        </table:table-row>
        <table:table-row table:style-name="ro1">
          <table:table-cell table:style-name="ce5"/>
          <table:table-cell table:number-columns-repeated="2"/>
          <table:table-cell table:style-name="ce7"/>
        </table:table-row>
        <table:table-row table:style-name="ro1">
          <table:table-cell table:style-name="ce3" office:value-type="string">
            <text:p>Week</text:p>
          </table:table-cell>
          <table:table-cell table:style-name="ce8" table:formula="of:=[.B63]+1" office:value-type="float" office:value="16">
            <text:p>16</text:p>
          </table:table-cell>
          <table:table-cell table:style-name="ce10" office:value-type="string">
            <text:p>Topics</text:p>
          </table:table-cell>
          <table:table-cell table:style-name="ce8"/>
        </table:table-row>
        <table:table-row table:style-name="ro1">
          <table:table-cell table:style-name="ce4" table:formula="of:=[.A64]+7" office:value-type="date" office:date-value="2013-12-03">
            <text:p>2013-12-03</text:p>
          </table:table-cell>
          <table:table-cell table:style-name="ce4" office:value-type="string">
            <text:p>Tuesday</text:p>
          </table:table-cell>
          <table:table-cell office:value-type="string">
            <text:p>Reading / Office day (No class)</text:p>
          </table:table-cell>
          <table:table-cell table:style-name="ce4"/>
        </table:table-row>
        <table:table-row table:style-name="ro4">
          <table:table-cell table:style-name="ce4" table:formula="of:=[.A65]+7" office:value-type="date" office:date-value="2013-12-05">
            <text:p>2013-12-05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inal Exam review</text:p>
            <text:p>Lecture: Hosts, VPS, etc.</text:p>
            <text:p>Lecture: ASP, Django, and RoR</text:p>
          </table:table-cell>
          <table:table-cell table:style-name="ce4" office:value-type="string">
            <text:p>Final Product Due</text:p>
            <text:p><text:span text:style-name="T1">Postmortem due</text:span></text:p>
            <text:p><text:span text:style-name="T1">Final LIVE Showcase</text:span></text:p>
          </table:table-cell>
        </table:table-row>
        <table:table-row table:style-name="ro1">
          <table:table-cell table:style-name="ce5"/>
          <table:table-cell/>
          <table:table-cell table:style-name="ce4"/>
          <table:table-cell table:style-name="ce7"/>
        </table:table-row>
        <table:table-row table:style-name="ro1">
          <table:table-cell table:style-name="ce6" office:value-type="date" office:date-value="2013-12-10">
            <text:p>2013-12-10</text:p>
          </table:table-cell>
          <table:table-cell table:style-name="ce9"/>
          <table:table-cell table:style-name="ce12" office:value-type="string">
            <text:p>5:45 – 7:45 pm FINAL EXAM</text:p>
          </table:table-cell>
          <table:table-cell table:style-name="ce13"/>
        </table:table-row>
        <table:table-row table:style-name="ro1" table:number-rows-repeated="104850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 style:data-style-name="N2" text:time-value="0000-00-00T13:52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4.0.2.2$Linux_X86_64 LibreOffice_project/400m0$Build-2</meta:generator>
    <dc:date>2013-08-12T16:02:36</dc:date>
    <meta:editing-duration>PT2H40M5S</meta:editing-duration>
    <meta:editing-cycles>120</meta:editing-cycles>
    <meta:document-statistic meta:table-count="1" meta:cell-count="169" meta:object-count="0"/>
  </office:meta>
</office:document-meta>
</file>